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199cm" fo:margin-bottom="0.101cm"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199cm" fo:margin-bottom="0.101cm"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Standard">
      <style:paragraph-properties fo:margin-top="0.199cm" fo:margin-bottom="0.101cm"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3" style:family="paragraph" style:parent-style-name="Contents_20_Heading">
      <style:paragraph-properties fo:break-before="page"/>
      <style:text-properties officeooo:paragraph-rsid="001f3eac"/>
    </style:style>
    <style:style style:name="P14" style:family="paragraph" style:parent-style-name="Contents_20_Heading">
      <style:text-properties fo:font-weight="bold" officeooo:paragraph-rsid="001f3eac" style:font-weight-asian="bold" style:font-weight-complex="bold"/>
    </style:style>
    <style:style style:name="P15" style:family="paragraph" style:parent-style-name="Heading_20_2">
      <style:text-properties fo:font-weight="bold" style:font-weight-asian="bold" style:font-weight-complex="bold"/>
    </style:style>
    <style:style style:name="P16" style:family="paragraph" style:parent-style-name="Heading_20_2">
      <style:text-properties fo:font-weight="bold" officeooo:paragraph-rsid="001f3eac" style:font-weight-asian="bold" style:font-weight-complex="bold"/>
    </style:style>
    <style:style style:name="P17" style:family="paragraph" style:parent-style-name="Standard">
      <style:text-properties style:font-name="Bitstream Charter" officeooo:rsid="001f3eac" officeooo:paragraph-rsid="001f3eac" style:font-name-complex="Bitstream Charter"/>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T7" style:family="text">
      <style:text-properties officeooo:rsid="001f3eac"/>
    </style:style>
    <style:style style:name="T8" style:family="text">
      <style:text-properties fo:color="#2a6099" loext:opacity="100%" fo:font-size="14pt" style:font-size-asian="14pt" style:font-size-complex="14pt"/>
    </style:style>
    <style:style style:name="T9" style:family="text">
      <style:text-properties fo:color="#2a6099" loext:opacity="100%" fo:font-size="14pt" officeooo:rsid="001f3eac" style:font-size-asian="14pt" style:font-size-complex="14pt"/>
    </style:style>
    <style:style style:name="T10" style:family="text">
      <style:text-properties fo:color="#2a6099" loext:opacity="100%" fo:font-size="14pt" officeooo:rsid="001ef03a" style:font-size-asian="14pt" style:font-size-complex="14pt"/>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9"><draw:frame draw:style-name="fr6" draw:name="Image4" text:anchor-type="paragraph" svg:x="4.789cm" svg:y="2.457cm" svg:width="7.424cm" svg:height="8.271cm" draw:z-index="0"><draw:image xlink:href="Pictures/10000001000005A50000064A1FC67898E3678830.png" xlink:type="simple" xlink:show="embed" xlink:actuate="onLoad" draw:mime-type="image/png"/></draw:frame>1<text:span text:style-name="T7">8</text:span>57-194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tab/><text:tab/><text:tab/><text:tab/><text:tab/><text:tab/></text:p>
            <text:p text:style-name="P14"><text:tab/><text:tab/><text:tab/><text:tab/><text:tab/><text:tab/><text:tab/><text:tab/><text:tab/><text:tab/><text:tab/><text:span text:style-name="T7">Page No:</text:span></text:p>
            <text:h text:style-name="P15" text:outline-level="2">1<text:span text:style-name="T7">8</text:span>57 – India’s First Revolt of Independence<text:tab/><text:tab/><text:tab/><text:span text:style-name="T7">3</text:span></text:h>
            <text:h text:style-name="P16" text:outline-level="2">19<text:span text:style-name="T7">17</text:span> – <text:span text:style-name="T7">Champaran Satyagraha<text:tab/><text:tab/><text:tab/><text:tab/><text:tab/><text:tab/>3</text:span></text:h>
            <text:h text:style-name="P15" text:outline-level="2">1920 – Non Corporation Movement<text:tab/><text:tab/><text:tab/><text:tab/><text:tab/><text:span text:style-name="T7">4</text:span></text:h>
            <text:h text:style-name="P16" text:outline-level="2">192<text:span text:style-name="T7">9</text:span> – <text:span text:style-name="T7">Purna Swaraj Declaration<text:tab/><text:tab/><text:tab/><text:tab/><text:tab/><text:tab/>5</text:span></text:h>
            <text:h text:style-name="P15" text:outline-level="2">1930 – Civil Disobedience Movement<text:tab/><text:tab/><text:tab/><text:tab/><text:tab/><text:span text:style-name="T7">5</text:span></text:h>
            <text:h text:style-name="P15" text:outline-level="2">1942 – Quit India Movement<text:tab/><text:tab/><text:tab/><text:tab/><text:tab/><text:tab/><text:tab/><text:span text:style-name="T7">6</text:span></text:h>
          </text:index-title>
        </text:index-body>
      </text:table-of-content>
      <text:p text:style-name="P17"/>
      <text:p text:style-name="P12">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Heading_20_1" text:outline-level="1">1<text:span text:style-name="T7">8</text:span>57 – India’s First Revolt of Independence</text:h>
      <text:p text:style-name="P5"><text:span text:style-name="T1">It is also </text:span>termed Sepoy Riots by the British was an attempt to unite India against the invading British.</text:p>
      <text:p text:style-name="P4"><draw:frame draw:style-name="fr3" draw:name="Frame1" text:anchor-type="paragraph" svg:x="10.105cm" svg:y="0.318cm" svg:width="6.955cm" draw:z-index="1"><draw:text-box fo:min-height="8.839cm"><text:p text:style-name="P2"><draw:frame draw:style-name="fr4"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h text:style-name="Heading_20_1" text:outline-level="1">1917 – Champaran Satyagraha</text:h>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9.453cm" svg:y="1.409cm" svg:width="7.396cm" svg:height="8.428cm"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h text:style-name="Heading_20_1" text:outline-level="1">1920 – Non Corporation Movement</text:h>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ext:soft-page-break/>the Khilafat (Khilafat movement) in Turkey and the end to untouchability. This result in public held meetings and strikes (hartals) led to the first arrests of both Jawaharlal Nehru and his father, Motilal Nehru, on 6 December 1921.</text:p>
      <text:h text:style-name="Heading_20_1" text:outline-level="1">1929 – Purna <text:span text:style-name="T6">S</text:span>waraj <text:span text:style-name="T6">D</text:span>eclaration</text:h>
      <text:p text:style-name="P4"><draw:frame draw:style-name="fr2" draw:name="Frame2" text:anchor-type="paragraph" svg:x="9.047cm" svg:y="0.37cm" svg:width="7.941cm" draw:z-index="4"><draw:text-box fo:min-height="6.179cm"><text:p text:style-name="Pic"><draw:frame draw:style-name="fr4"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h text:style-name="Heading_20_1" text:outline-level="1">1930 – Civil Disobedience Movement</text:h>
      <text:p text:style-name="P4"><draw:frame draw:style-name="fr1" draw:name="Frame3" text:anchor-type="paragraph" svg:x="9.188cm" svg:y="0.291cm" svg:width="7.555cm" draw:z-index="6"><draw:text-box fo:min-height="6.179cm"><text:p text:style-name="P2"><draw:frame draw:style-name="fr4" draw:name="Image5" text:anchor-type="as-char" svg:width="9.031cm" style:rel-width="100%" svg:height="6.062cm"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text:soft-page-break/>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h text:style-name="Heading_20_1" text:outline-level="1">1942 – Quit India Movement</text:h>
      <text:p text:style-name="P6"><draw:frame draw:style-name="fr1" draw:name="Frame4" text:anchor-type="paragraph" svg:x="9.58cm" svg:y="1.72cm" svg:width="7.313cm" draw:z-index="8"><draw:text-box fo:min-height="5.574cm"><text:p text:style-name="Pic"><draw:frame draw:style-name="fr4"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text:soft-page-break/>Quit India campaign was effectively crushed. The British refused to grant immediate independence, saying it could happen only after the war had ended.</text:p>
      <text:p text:style-name="P7">*********************</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27:11.680000000</meta:creation-date>
    <meta:editing-duration>PT44S</meta:editing-duration>
    <meta:editing-cycles>2</meta:editing-cycles>
    <meta:generator>LibreOffice/7.3.0.3$Windows_X86_64 LibreOffice_project/0f246aa12d0eee4a0f7adcefbf7c878fc2238db3</meta:generator>
    <dc:date>2022-02-24T14:44:48.753000000</dc:date>
    <meta:document-statistic meta:table-count="0" meta:image-count="6" meta:object-count="0" meta:page-count="7" meta:paragraph-count="42" meta:word-count="1652" meta:character-count="10222" meta:non-whitespace-character-count="8556"/>
  </office:meta>
</office:document-meta>
</file>